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c0c0c0" draw:fill-gradient-name="Linear_20_blue_2f_whit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ff00" draw:fill-gradient-name="Gradient_20_1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000" draw:fill-gradient-name="Gradient_20_1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0000" draw:fill-gradient-name="Gradient_20_1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9.525cm" svg:x="2.905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4cm" svg:y1="2.37cm" svg:x2="9.99cm" svg:y2="2.37cm">
          <text:p/>
        </draw:line>
        <draw:custom-shape draw:style-name="gr3" draw:text-style-name="P2" draw:layer="layout" svg:width="6.35cm" svg:height="1.27cm" svg:x="3.54cm" svg:y="2.87cm">
          <text:p text:style-name="P1">Call Mom <text:s text:c="9"/>2:4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35cm" svg:height="1.27cm" svg:x="3.54cm" svg:y="4.37cm">
          <text:p text:style-name="P1">Do Stuff <text:s text:c="12"/>3:1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35cm" svg:height="1.27cm" svg:x="3.54cm" svg:y="5.87cm">
          <text:p text:style-name="P1">Do More Stuff <text:s text:c="2"/>3:3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35cm" svg:height="1.27cm" svg:x="3.54cm" svg:y="7.37cm">
          <text:p text:style-name="P1">Undo Stuff <text:s text:c="7"/>5:2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35cm" svg:height="1.27cm" svg:x="3.54cm" svg:y="8.87cm">
          <text:p text:style-name="P1">Undo More Stuff 9:3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6.35cm" svg:height="0.986cm" svg:x="3.54cm" svg:y="1.284cm">
          <draw:text-box>
            <text:p text:style-name="P3"><text:span text:style-name="T1">14</text:span><text:span text:style-name="T2">th</text:span><text:span text:style-name="T1"> JUNE, 200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4T05:42:14</meta:creation-date>
    <dc:date>2009-06-14T05:59:52</dc:date>
    <meta:editing-duration>PT00H17M38S</meta:editing-duration>
    <meta:editing-cycles>13</meta:editing-cycles>
    <meta:generator>OpenOffice.org/3.1$Unix OpenOffice.org_project/310m11$Build-9399</meta:generator>
    <meta:document-statistic meta:object-count="8"/>
  </office:meta>
</office:document-meta>
</file>